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tarSymbol" svg:font-family="StarSymbol"/>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Tabel1" style:family="table">
      <style:table-properties style:width="16.999cm" table:align="margins"/>
    </style:style>
    <style:style style:name="Tabel1.A" style:family="table-column">
      <style:table-column-properties style:column-width="5.426cm" style:rel-column-width="20920*"/>
    </style:style>
    <style:style style:name="Tabel1.B" style:family="table-column">
      <style:table-column-properties style:column-width="5.715cm" style:rel-column-width="22035*"/>
    </style:style>
    <style:style style:name="Tabel1.C" style:family="table-column">
      <style:table-column-properties style:column-width="5.856cm" style:rel-column-width="22580*"/>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style:font-name="DejaVu Sans" fo:font-style="normal" style:font-name-asian="DejaVu Sans" style:font-style-asian="normal" style:font-name-complex="DejaVu Sans" style:font-style-complex="normal"/>
    </style:style>
  </office:automatic-styles>
  <office:body>
    <office:text text:use-soft-page-breaks="true">
      <office:forms form:automatic-focus="false" form:apply-design-mode="false"/>
      <text:tracked-changes text:track-changes="false">
        <text:changed-region xml:id="ct93863068316112" text:id="ct93863068316112">
          <text:deletion>
            <office:change-info>
              <dc:creator>ukendt</dc:creator>
              <dc:date>2008-09-13T17:41:00</dc:date>
            </office:change-info>
            <text:p text:style-name="Standard">??</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åndbog for stavekontrollører”</text:h>
      <text:p text:style-name="P2">Dette dokument udvikles løbende i takt med at Stavekontrolden udvikles.</text:p>
      <text:h text:style-name="Heading_20_2" text:outline-level="2">Introduktion til Stavekontrolden</text:h>
      <text:p text:style-name="Text_20_body">Stavekontroldens ordliste er ikke bare ”flad” liste over ord. Det er en ”intelligent” ordliste, hvor hvert enkelt ord er forsynet med detaljerede informationer om hvordan ordet bøjes. Dette har som konsekvens, at det kun er ordets grundform, der skal stå i ordlisten, idet bøjningsformerne jo skal kunne udledes af de ekstra-informationer, ordet er forsynet med. Hvordan dette fungerer ”under motorhjelmen”, skal ikke beskrives detaljeret her, da denne vejledning har til formål at få nye bidragydere i gang hurtigst muligt.</text:p>
      <text:h text:style-name="Heading_20_3" text:outline-level="3">Ordklasse</text:h>
      <text:p text:style-name="Text_20_body">For svagt bøjede ord afgør Stavekontrolden ordets bøjningsmønster ud fra ordklassen + lidt ekstra information (f. eks. fælleskøn/intetkøn o. l.)</text:p>
      <text:p text:style-name="Text_20_body">Overordnet findes der følgende ordklasser i Stavekontrolden:</text:p>
      <table:table table:name="Tabel1" table:style-name="Tabel1">
        <table:table-column table:style-name="Tabel1.A"/>
        <table:table-column table:style-name="Tabel1.B"/>
        <table:table-column table:style-name="Tabel1.C"/>
        <table:table-row>
          <table:table-cell table:style-name="Tabel1.A1" office:value-type="string">
            <text:p text:style-name="P1">Betegnelse i Stavekontrolden</text:p>
          </table:table-cell>
          <table:table-cell table:style-name="Tabel1.A1" office:value-type="string">
            <text:p text:style-name="P1">Evt. supplerende betegnelse</text:p>
          </table:table-cell>
          <table:table-cell table:style-name="Tabel1.C1" office:value-type="string">
            <text:p text:style-name="P1">Eksempler </text:p>
          </table:table-cell>
        </table:table-row>
        <table:table-row>
          <table:table-cell table:style-name="Tabel1.A2" office:value-type="string">
            <text:p text:style-name="Standard">Adjektiv</text:p>
          </table:table-cell>
          <table:table-cell table:style-name="Tabel1.A2" office:value-type="string">
            <text:p text:style-name="Standard">Tillægsord</text:p>
          </table:table-cell>
          <table:table-cell table:style-name="Tabel1.C2" office:value-type="string">
            <text:p text:style-name="Standard">Blød, hård, rund, rød, blå, grøn</text:p>
          </table:table-cell>
        </table:table-row>
        <table:table-row>
          <table:table-cell table:style-name="Tabel1.A2" office:value-type="string">
            <text:p text:style-name="Standard">Adverbium </text:p>
          </table:table-cell>
          <table:table-cell table:style-name="Tabel1.A2" office:value-type="string">
            <text:p text:style-name="Standard">Biord</text:p>
          </table:table-cell>
          <table:table-cell table:style-name="Tabel1.C2" office:value-type="string">
            <text:p text:style-name="Standard"><text:change text:change-id="ct93863068316112"/>Ofte</text:p>
          </table:table-cell>
        </table:table-row>
        <table:table-row>
          <table:table-cell table:style-name="Tabel1.A2" office:value-type="string">
            <text:p text:style-name="Standard">Forkortelse </text:p>
          </table:table-cell>
          <table:table-cell table:style-name="Tabel1.A2" office:value-type="string">
            <text:p text:style-name="Standard"/>
          </table:table-cell>
          <table:table-cell table:style-name="Tabel1.C2" office:value-type="string">
            <text:p text:style-name="Standard">EU, f.eks., iflg., cand.</text:p>
          </table:table-cell>
        </table:table-row>
        <table:table-row>
          <table:table-cell table:style-name="Tabel1.A2" office:value-type="string">
            <text:p text:style-name="Standard">Konjunktion</text:p>
          </table:table-cell>
          <table:table-cell table:style-name="Tabel1.A2" office:value-type="string">
            <text:p text:style-name="Standard">Ønskemåde,forestillende måde</text:p>
          </table:table-cell>
          <table:table-cell table:style-name="Tabel1.C2" office:value-type="string">
            <text:p text:style-name="Standard">??</text:p>
          </table:table-cell>
        </table:table-row>
        <table:table-row>
          <table:table-cell table:style-name="Tabel1.A2" office:value-type="string">
            <text:p text:style-name="Standard">Lydord </text:p>
          </table:table-cell>
          <table:table-cell table:style-name="Tabel1.A2" office:value-type="string">
            <text:p text:style-name="Standard"/>
          </table:table-cell>
          <table:table-cell table:style-name="Tabel1.C2" office:value-type="string">
            <text:p text:style-name="Standard">Bang</text:p>
          </table:table-cell>
        </table:table-row>
        <table:table-row>
          <table:table-cell table:style-name="Tabel1.A2" office:value-type="string">
            <text:p text:style-name="Standard">Pronomen </text:p>
          </table:table-cell>
          <table:table-cell table:style-name="Tabel1.A2" office:value-type="string">
            <text:p text:style-name="Standard">Stedord</text:p>
          </table:table-cell>
          <table:table-cell table:style-name="Tabel1.C2" office:value-type="string">
            <text:p text:style-name="Standard">Den</text:p>
          </table:table-cell>
        </table:table-row>
        <table:table-row>
          <table:table-cell table:style-name="Tabel1.A2" office:value-type="string">
            <text:p text:style-name="Standard">Proprium </text:p>
          </table:table-cell>
          <table:table-cell table:style-name="Tabel1.A2" office:value-type="string">
            <text:p text:style-name="Standard">Egennavn</text:p>
          </table:table-cell>
          <table:table-cell table:style-name="Tabel1.C2" office:value-type="string">
            <text:p text:style-name="Standard">Peter, Anne, Maersk</text:p>
          </table:table-cell>
        </table:table-row>
        <table:table-row>
          <table:table-cell table:style-name="Tabel1.A2" office:value-type="string">
            <text:p text:style-name="Standard">Præfix </text:p>
          </table:table-cell>
          <table:table-cell table:style-name="Tabel1.A2" office:value-type="string">
            <text:p text:style-name="Standard">Forstavelse</text:p>
          </table:table-cell>
          <table:table-cell table:style-name="Tabel1.C2" office:value-type="string">
            <text:p text:style-name="Standard">Milli, kilo</text:p>
          </table:table-cell>
        </table:table-row>
        <table:table-row>
          <table:table-cell table:style-name="Tabel1.A2" office:value-type="string">
            <text:p text:style-name="Standard">Præposition </text:p>
          </table:table-cell>
          <table:table-cell table:style-name="Tabel1.A2" office:value-type="string">
            <text:p text:style-name="Standard">Forholdsord</text:p>
          </table:table-cell>
          <table:table-cell table:style-name="Tabel1.C2" office:value-type="string">
            <text:p text:style-name="Standard">Over</text:p>
          </table:table-cell>
        </table:table-row>
        <table:table-row>
          <table:table-cell table:style-name="Tabel1.A2" office:value-type="string">
            <text:p text:style-name="Standard">Substantiv</text:p>
          </table:table-cell>
          <table:table-cell table:style-name="Tabel1.A2" office:value-type="string">
            <text:p text:style-name="Standard">Navneord</text:p>
          </table:table-cell>
          <table:table-cell table:style-name="Tabel1.C2" office:value-type="string">
            <text:p text:style-name="Standard">Stol, bord, have, hus, kat</text:p>
          </table:table-cell>
        </table:table-row>
        <table:table-row>
          <table:table-cell table:style-name="Tabel1.A2" office:value-type="string">
            <text:p text:style-name="Standard">Talord</text:p>
          </table:table-cell>
          <table:table-cell table:style-name="Tabel1.A2" office:value-type="string">
            <text:p text:style-name="Standard"/>
          </table:table-cell>
          <table:table-cell table:style-name="Tabel1.C2" office:value-type="string">
            <text:p text:style-name="Standard">En, to, tre, otte, syvogtredive</text:p>
          </table:table-cell>
        </table:table-row>
        <table:table-row>
          <table:table-cell table:style-name="Tabel1.A2" office:value-type="string">
            <text:p text:style-name="Standard">Verbum</text:p>
          </table:table-cell>
          <table:table-cell table:style-name="Tabel1.A2" office:value-type="string">
            <text:p text:style-name="Standard">Udsagnsord</text:p>
          </table:table-cell>
          <table:table-cell table:style-name="Tabel1.C2" office:value-type="string">
            <text:p text:style-name="Standard">Gå, kigge, hoppe, handle</text:p>
          </table:table-cell>
        </table:table-row>
      </table:table>
      <text:p text:style-name="Standard"/>
      <text:p text:style-name="Standard">Dette er kun de overordnede kategorier. Flere af kategorierne har underkategorier, som definerer det specifikke bøjningsmønster.</text:p>
      <text:h text:style-name="Heading_20_3" text:outline-level="3">Fugeelement</text:h>
      <text:p text:style-name="Text_20_body">Ud over ordklasseinformationerne opbevarer Stavekontrolden for hvert ord oplysninger om <text:span text:style-name="T1">et såkaldt </text:span><text:span text:style-name="T2">fugeelement</text:span><text:span text:style-name="T1">. Man skal forestille sig fugeelementet som et ekstra element, som automatisk indsættes </text:span><text:span text:style-name="T2">efter</text:span><text:span text:style-name="T1"> ordet, hvis ordet udgør det første led i en sammensætning. Flertallet af alle danske ord (i hvert fald substantiver) kan ganske vist indgå som første led i en sammensætning </text:span><text:span text:style-name="T2">uden</text:span><text:span text:style-name="T1"> at der skal indsættes noget som bindeled – men der er alligevel et fugeelement! I disse tilfælde er fugeelementet blot ”ingenting”, også kaldet ”den tomme mængde”, som i matematikken skrives med symbolet </text:span><text:span text:style-name="T3">ᴓ. </text:span>Fugeelementet er nøglen til den måde, Stavekontrolden behandler ordsammensætninger på. Takket være dette koncept, behøver vi ikke at registrere f. eks. alle de sammensætninger, som starter med ”klaver” (f.eks. klaverbænk, klavermusik). Ulempen er, at Stavekontrolden også accepterer en hel masse absurde sammensætninger, som starter med ”klaver” (f. eks. klaverskib, klaverhandske). Men det kan vi leve med, fordi Stavekontroldens opgave ikke er <text:soft-page-break/>at afgøre om en given ordsammensætning ”findes”, men udelukkende om den er rigtigt stavet. Stavekontrolden forholder sig altså ikke til om det er meningsfuldt eller ej at skrive ”klaverhandske” - men hvis nogen skulle finde på at skrive ”klaverhanske”, så vil det blive opfattet som en fejlstavning.</text:p>
      <text:h text:style-name="Heading_20_3" text:outline-level="3">Fagtermkategori</text:h>
      <text:p text:style-name="Text_20_body">Det primære formål med Stavekontrold-projektet er at lave en <text:span text:style-name="T2">generel</text:span><text:span text:style-name="T1"> dansk ordliste. Men når folk uploader dokumenter fra ”det virkelige liv”, kan det ikke undgås, at der kommer fagtermer med. Især er der en tendens til, at mange IT-fagtermer sniger sig ind i systemet (hvilket formentlig hænger sammen med, at mange af Stavekontroldens bidragydere har IT som erhverv). I stedet for bare at smide fagtermerne væk, er det planen, at disse på længere sigt skal havne i særlige fag-ordlister. Derfor er der i Stavekontrolden mulighed for at angive en fagtermkategori for de ord, man behandler. Hvis man tildeler et ord en fagtermkategori, kommer ordet altså </text:span><text:span text:style-name="T2">ikke</text:span><text:span text:style-name="T1"> med i den generelle ordliste.</text:span></text:p>
      <text:h text:style-name="Heading_20_3" text:outline-level="3">Apostrof før endelse</text:h>
      <text:p text:style-name="Text_20_body">Bruges navnlig ved forkortelser, der fungerer som substantiver: pc'er, wc'er, tv'er o. l.</text:p>
      <text:h text:style-name="Heading_20_3" text:outline-level="3">Statuskoder</text:h>
      <text:p text:style-name="Text_20_body">Hvert ord i ordbogen har en tilknyttet statuskode, som først og fremmest afspejler, hvor langt i processen ordet er. Det siger næsten sig selv, at ”nye”, ubehandlede ord har statuskode 1. Men helt så simpelt er det alligevel ikke! Hver gang, nye ord uploades, køres der et tjek for ”gengangere”. Hvis der findes 1 forekomst i forvejen (blandt de ”nye” ord), så bliver statuskoden sat til 1.1 Er der to forekomster, sættes den til 1.2 o. s. v. op til 1.9.</text:p>
      <text:p text:style-name="Text_20_body">Første gang, en person behandler ordet via ”Behandl ord” og tildeler ordklasse m. m., bliver status sat til 2 (tildelt ordklasse). Næste gang ordet behandles uden ændringer, får det status 3 (indstillet), og til sidst status 4 (godkendt). Der ud over er der kategorierne -1 (afvist) og -2 (uplacerbar fordi behandleren ikke ved hvad han skal gøre med det).</text:p>
      <text:h text:style-name="Heading_20_2" text:outline-level="2">Behandling af ord</text:h>
      <text:p text:style-name="Text_20_body">Vælg punktet ”Behandling af ord” i menuen. Du kommer først ind på en side med overskriften ”Filtrer ord”. Her vælger du hvilken slags ord, du vil behandle. Betydningen af koderne i drop-down-boksen er forklaret i afsnittet ”Statuskodernes betydning”. Hvis du ikke har en specifik grund til at vælge noget andet, så vælg ”1.9”.</text:p>
      <text:p text:style-name="Text_20_body">De øvrige felter udfyldes normalt ikke.</text:p>
      <text:p text:style-name="Text_20_body">Klik på Start. Alle felterne er forklaret i det forgående, så nu er det bare at klø på!</text:p>
      <text:h text:style-name="Heading_20_3" text:outline-level="3">Hvordan afgør man, om et ord eksisterer?</text:h>
      <text:p text:style-name="Text_20_body">Det absolut vigtigste værktøj er Retskrivningsordbogen på nettet: <text:a xlink:type="simple" xlink:href="http://www.retskrivningsordbogen.dk/" text:style-name="Internet_20_link" text:visited-style-name="Visited_20_Internet_20_Link">www.retskrivningsordbogen.dk</text:a>. Nogle vil sikkert spørge hvorfor vi ikke bare har downloadet Retskrivningsordbogen i sin helhed, og brugt den direkte som datagrundlag for Stavekontrolden. Svaret er, at det er ulovligt! På trods af, at Retskrivningsordbogen ejes af Dansk Sprognævn, som er en rent offentlig institution under Kulturministeriet, så er det altså ulovligt at distribuere Retskrivningsordbogen frit til gavn og glæde for alle, der læser og skriver dansk eller prøver på at lære det...nå, men et var et sidespring.</text:p>
      <text:p text:style-name="Text_20_body">Retskrivningsordbogen har dog ikke <text:span text:style-name="T2">alle</text:span><text:span text:style-name="T1"> ord med. Af og til sidder man med et ord, som man synes bør være med i ordlisten, men som ikke er med i Retskrivningsordbogen (måske fordi ordet er meget nyt og derfor ikke er kommet med endnu). I så fald beder vi om, at man i kommentarlinjen skriver, at ordet ikke er i RO, men at man mener at det bør være i ordlisten alligevel – meget gerne </text:span><text:soft-page-break/><text:span text:style-name="T1">med en henvisning til et websted, hvor ordet forekommer, eller en henvisning til en anden ordbog, hvor ordet er med.</text:span></text:p>
      <text:h text:style-name="Heading_20_3" text:outline-level="3">Om sammensætninger</text:h>
      <text:p text:style-name="Text_20_body">Du vil meget ofte komme ud for ord, som er sammensat af to eller flere ord. Ordsammensætninger godkender vi hvis det er et almindeligt forekommende ord.</text:p>
      <text:p text:style-name="P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tarSymbol" svg:font-family="StarSymbol"/>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da" fo:country="DK" style:font-name-asian="DejaVu Sans1" style:font-size-asian="12pt" style:language-asian="da" style:country-asian="DK" style:font-name-complex="DejaVu Sans1"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a" fo:country="DK" style:font-name-asian="DejaVu Sans1" style:font-size-asian="12pt" style:language-asian="da" style:country-asian="DK" style:font-name-complex="DejaVu Sans1" style:font-size-complex="12pt" style:language-complex="da" style:country-complex="D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style:name="Outline">
      <text:outline-level-style text:level="1" style:num-format="">
        <style:list-level-properties text:min-label-distance="0.381cm"/>
      </text:outline-level-style>
      <text:outline-level-style text:level="2" style:num-format="1">
        <style:list-level-properties text:min-label-distance="0.381cm"/>
      </text:outline-level-style>
      <text:outline-level-style text:level="3" style:num-format="1" text:display-levels="2">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meta:initial-creator>Finn</meta:initial-creator>
    <meta:creation-date>2007-04-10T21:50:14</meta:creation-date>
    <dc:date>2011-04-16T19:39:46.91</dc:date>
    <meta:printed-by>Finn</meta:printed-by>
    <meta:print-date>2007-06-12T20:48:43</meta:print-date>
    <meta:editing-cycles>67</meta:editing-cycles>
    <meta:editing-duration>PT5H34M20S</meta:editing-duration>
    <meta:document-statistic meta:table-count="1" meta:image-count="0" meta:object-count="0" meta:page-count="3" meta:paragraph-count="62" meta:word-count="970" meta:character-count="6223" meta:non-whitespace-character-count="5314"/>
    <meta:user-defined meta:name="Info 1"/>
    <meta:user-defined meta:name="Info 2"/>
    <meta:user-defined meta:name="Info 3"/>
    <meta:user-defined meta:name="Info 4"/>
  </office:meta>
</office:document-meta>
</file>